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10000027A000000FAF273B888.svm" manifest:media-type=""/>
  <manifest:file-entry manifest:full-path="Pictures/200000010000032C000000FEC7CA01FA.svm" manifest:media-type=""/>
  <manifest:file-entry manifest:full-path="Pictures/200000010000026E0000012D2B1C45BB.svm" manifest:media-type=""/>
  <manifest:file-entry manifest:full-path="Pictures/200000010000016400000135A0B92CFB.svm" manifest:media-type=""/>
  <manifest:file-entry manifest:full-path="Pictures/200000010000015F00000135D64FBC2E.svm" manifest:media-type=""/>
  <manifest:file-entry manifest:full-path="Pictures/2000000100000287000000F61DFF7E19.svm" manifest:media-type=""/>
  <manifest:file-entry manifest:full-path="Pictures/20000001000004A8000001425F87DCB7.svm" manifest:media-type=""/>
  <manifest:file-entry manifest:full-path="Pictures/10000000000000200000002000309F1C.png" manifest:media-type="image/png"/>
  <manifest:file-entry manifest:full-path="Pictures/2000000100000334000000FEB9ADF39E.svm" manifest:media-type=""/>
  <manifest:file-entry manifest:full-path="Pictures/200000010000012400000124B71AD160.svm" manifest:media-type=""/>
  <manifest:file-entry manifest:full-path="Pictures/2000000100000327000000FE6AAAAE7B.svm" manifest:media-type=""/>
  <manifest:file-entry manifest:full-path="Pictures/200000020000024900000114C792E264.eps" manifest:media-type=""/>
  <manifest:file-entry manifest:full-path="Pictures/200000010000016400000135C081B7AE.svm" manifest:media-type=""/>
  <manifest:file-entry manifest:full-path="Pictures/20000001000002690000013145689BC3.svm" manifest:media-type=""/>
  <manifest:file-entry manifest:full-path="Pictures/2000000100000613000001311F0B9A8B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2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be}=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beta=1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2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7.536cm" svg:height="3.555cm" svg:x="2.279cm" svg:y="0.898cm">
          <draw:image xlink:href="Pictures/200000020000024900000114C792E264.eps" xlink:type="simple" xlink:show="embed" xlink:actuate="onLoad">
            <text:p/>
          </draw:image>
        </draw:frame>
        <draw:frame draw:style-name="gr2" draw:text-style-name="P1" draw:layer="layout" svg:width="0.739cm" svg:height="0.365cm" svg:x="5.875cm" svg:y="0.33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45cm" svg:height="0.36cm" svg:x="5.466cm" svg:y="3.7cm">
          <draw:image xlink:href="Pictures/200000010000026E0000012D2B1C45BB.svm" xlink:type="simple" xlink:show="embed" xlink:actuate="onLoad">
            <text:p/>
          </draw:image>
        </draw:frame>
        <draw:frame draw:style-name="gr4" draw:text-style-name="P1" draw:layer="layout" svg:width="0.244cm" svg:height="0.355cm" svg:x="2.044cm" svg:y="3.352cm">
          <draw:image xlink:href="Pictures/20000001000000CC00000129F4ED7D24.svm" xlink:type="simple" xlink:show="embed" xlink:actuate="onLoad">
            <text:p/>
          </draw:image>
        </draw:frame>
        <draw:frame draw:style-name="gr5" draw:text-style-name="P1" draw:layer="layout" svg:width="0.349cm" svg:height="0.349cm" svg:x="10.014cm" svg:y="2.304cm">
          <draw:image xlink:href="Pictures/200000010000012400000124B71AD160.svm" xlink:type="simple" xlink:show="embed" xlink:actuate="onLoad">
            <text:p/>
          </draw:image>
        </draw:frame>
        <draw:line draw:style-name="gr6" draw:text-style-name="P1" draw:layer="layout" svg:x1="9.849cm" svg:y1="2.251cm" svg:x2="9.849cm" svg:y2="2.88cm">
          <text:p/>
        </draw:line>
        <draw:frame draw:style-name="gr7" draw:text-style-name="P1" draw:layer="layout" svg:width="0.76cm" svg:height="0.299cm" svg:x="9.876cm" svg:y="3.415cm">
          <draw:image xlink:href="Pictures/200000010000027A000000FAF273B888.svm" xlink:type="simple" xlink:show="embed" xlink:actuate="onLoad">
            <text:p/>
          </draw:image>
        </draw:frame>
        <draw:frame draw:style-name="gr8" draw:text-style-name="P1" draw:layer="layout" svg:width="0.973cm" svg:height="0.304cm" svg:x="6.587cm" svg:y="3.412cm">
          <draw:image xlink:href="Pictures/200000010000032C000000FEC7CA01FA.svm" xlink:type="simple" xlink:show="embed" xlink:actuate="onLoad">
            <text:p/>
          </draw:image>
        </draw:frame>
        <draw:frame draw:style-name="gr9" draw:text-style-name="P1" draw:layer="layout" svg:width="0.426cm" svg:height="0.37cm" svg:x="7.66cm" svg:y="1.528cm">
          <draw:image xlink:href="Pictures/200000010000016400000135A0B92CFB.svm" xlink:type="simple" xlink:show="embed" xlink:actuate="onLoad">
            <text:p/>
          </draw:image>
        </draw:frame>
        <draw:frame draw:style-name="gr10" draw:text-style-name="P1" draw:layer="layout" svg:width="0.426cm" svg:height="0.37cm" svg:x="8.22cm" svg:y="3.36cm">
          <draw:image xlink:href="Pictures/200000010000016400000135C081B7AE.svm" xlink:type="simple" xlink:show="embed" xlink:actuate="onLoad">
            <text:p/>
          </draw:image>
        </draw:frame>
        <draw:frame draw:style-name="gr11" draw:text-style-name="P1" draw:layer="layout" svg:width="0.42cm" svg:height="0.37cm" svg:x="4.126cm" svg:y="1.987cm">
          <draw:image xlink:href="Pictures/200000010000015F00000135D64FBC2E.svm" xlink:type="simple" xlink:show="embed" xlink:actuate="onLoad">
            <text:p/>
          </draw:image>
        </draw:frame>
        <draw:frame draw:style-name="gr12" draw:text-style-name="P1" draw:layer="layout" svg:width="0.775cm" svg:height="0.294cm" svg:x="5.346cm" svg:y="1.524cm">
          <draw:image xlink:href="Pictures/2000000100000287000000F61DFF7E19.svm" xlink:type="simple" xlink:show="embed" xlink:actuate="onLoad">
            <text:p/>
          </draw:image>
        </draw:frame>
        <draw:frame draw:style-name="gr13" draw:text-style-name="P1" draw:layer="layout" svg:width="1.865cm" svg:height="0.365cm" svg:x="9.876cm" svg:y="1.133cm">
          <draw:image xlink:href="Pictures/2000000100000613000001311F0B9A8B.svm" xlink:type="simple" xlink:show="embed" xlink:actuate="onLoad">
            <text:p/>
          </draw:image>
        </draw:frame>
        <draw:frame draw:style-name="gr14" draw:text-style-name="P1" draw:layer="layout" svg:width="1.429cm" svg:height="0.385cm" svg:x="10.019cm" svg:y="0.659cm">
          <draw:image xlink:href="Pictures/20000001000004A8000001425F87DCB7.svm" xlink:type="simple" xlink:show="embed" xlink:actuate="onLoad">
            <text:p/>
          </draw:image>
        </draw:frame>
        <draw:frame draw:style-name="gr15" draw:text-style-name="P1" draw:layer="layout" svg:width="0.983cm" svg:height="0.304cm" svg:x="3.74cm" svg:y="3.382cm">
          <draw:image xlink:href="Pictures/2000000100000334000000FEB9ADF39E.svm" xlink:type="simple" xlink:show="embed" xlink:actuate="onLoad">
            <text:p/>
          </draw:image>
        </draw:frame>
        <draw:frame draw:style-name="gr16" draw:text-style-name="P1" draw:layer="layout" svg:width="0.967cm" svg:height="0.304cm" svg:x="4.079cm" svg:y="2.946cm">
          <draw:image xlink:href="Pictures/2000000100000327000000FE6AAAAE7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9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0T15:30:01</meta:creation-date>
    <meta:editing-duration>PT51M36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07-11T18:08:12</dc:date>
    <dc:creator>kkk </dc:creator>
    <meta:document-statistic meta:object-count="16"/>
    <meta:template xlink:type="simple" xlink:actuate="onRequest" xlink:title="kkkFigures" xlink:href="../../../../../.libreoffice/3/user/template/kkkFigures.otg" meta:date="2014-07-10T15:29:59"/>
  </office:meta>
</office:document-meta>
</file>